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3"/>
        <table:table-column table:style-name="co3" table:number-columns-repeated="8" table:default-cell-style-name="ce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number-columns-repeated="3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number-columns-repeated="2"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6" office:value-type="string" calcext:value-type="string">
            <text:p>(Spiky) Metal Turtle</text:p>
          </table:table-cell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6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4"/>
          <table:table-cell table:number-columns-repeated="3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4" table:number-columns-repeated="2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4" table:number-columns-repeated="4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4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4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4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0T17:32:23.266219740</dc:date>
    <meta:editing-duration>P3DT2H33M30S</meta:editing-duration>
    <meta:editing-cycles>525</meta:editing-cycles>
    <meta:document-statistic meta:table-count="10" meta:cell-count="1565" meta:object-count="0"/>
  </office:meta>
</office:document-meta>
</file>